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aa77" officeooo:paragraph-rsid="0004aa77"/>
    </style:style>
    <style:style style:name="P2" style:family="paragraph" style:parent-style-name="Standard" style:list-style-name="L1">
      <style:text-properties officeooo:rsid="0004aa77" officeooo:paragraph-rsid="0004aa77"/>
    </style:style>
    <style:style style:name="P3" style:family="paragraph" style:parent-style-name="Standard" style:list-style-name="L2">
      <style:text-properties officeooo:rsid="0004aa77" officeooo:paragraph-rsid="0004aa7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alifs:</text:p>
      <text:list xml:id="list2353737358002544557" text:style-name="L1">
        <text:list-item>
          <text:p text:style-name="P2">Les 18 pilotes partagent leurs temps de Q1 dans la shm </text:p>
        </text:list-item>
        <text:list-item>
          <text:p text:style-name="P2">Le serveur prend les temps et les met en local dans un tb</text:p>
        </text:list-item>
        <text:list-item>
          <text:p text:style-name="P2">Le serveur fait un tri</text:p>
        </text:list-item>
        <text:list-item>
          <text:p text:style-name="P2">Le serveur crée un tableau de qualifiés pour Q2 </text:p>
        </text:list-item>
        <text:list-item>
          <text:p text:style-name="P2">Le serveur le mets dans la shm</text:p>
        </text:list-item>
        <text:list-item>
          <text:p text:style-name="P2">Chaque pilote “regarde”(itère le tb qualifiés Q2) et regarde s'il est qualifié(vérification pid tb &lt;&gt; son pid)</text:p>
        </text:list-item>
        <text:list-item>
          <text:p text:style-name="P2">Les qualifiés génèrent des temps pour la Q2 dans la shm (idem Q1) </text:p>
        </text:list-item>
        <text:list-item>
          <text:p text:style-name="P2">idem Q3</text:p>
        </text:list-item>
      </text:list>
      <text:p text:style-name="P1">Course:</text:p>
      <text:list xml:id="list7455717902707386673" text:style-name="L2">
        <text:list-item>
          <text:p text:style-name="P3">Les qualifiés génèrent des temps pour la course dans la shm</text:p>
        </text:list-item>
        <text:list-item>
          <text:p text:style-name="P3">Le serveur prend les temps et les met en local dans un tb</text:p>
        </text:list-item>
        <text:list-item>
          <text:p text:style-name="P3">Le serveur fait un tri</text:p>
        </text:list-item>
        <text:list-item>
          <text:p text:style-name="P3">Le serveur le mets dans la shm</text:p>
        </text:list-item>
      </text:list>
      <text:p text:style-name="P1"/>
      <text:p text:style-name="P1">L'afficheur affiche les tb mis dans la shm par le serveu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4:56:54.500728761</meta:creation-date>
    <dc:date>2015-05-06T15:08:09.276567904</dc:date>
    <meta:editing-duration>P0D</meta:editing-duration>
    <meta:editing-cycles>1</meta:editing-cycles>
    <meta:document-statistic meta:table-count="0" meta:image-count="0" meta:object-count="0" meta:page-count="1" meta:paragraph-count="15" meta:word-count="138" meta:character-count="648" meta:non-whitespace-character-count="533"/>
    <meta:generator>LibreOffice/4.2.7.2$Linux_X86_64 LibreOffice_project/420m0$Build-2</meta:generator>
  </office:meta>
</office:document-meta>
</file>